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08080" draw:gradient-step-count="0" draw:opacity="51%" draw:textarea-horizontal-align="justify" draw:textarea-vertical-align="middle" draw:auto-grow-height="false" fo:min-height="4.331cm" fo:min-width="4.619cm" draw:shadow-opacity="51%"/>
    </style:style>
    <style:style style:name="gr2" style:family="graphic" style:parent-style-name="standard">
      <style:graphic-properties svg:stroke-color="#000000" draw:fill="solid" draw:fill-color="#808080" draw:opacity="50%" draw:textarea-horizontal-align="justify" draw:textarea-vertical-align="middle" draw:auto-grow-height="false" fo:min-height="4.331cm" fo:min-width="4.619cm" draw:shadow-opacity="50%"/>
    </style:style>
    <style:style style:name="gr3" style:family="graphic" style:parent-style-name="standard">
      <style:graphic-properties draw:stroke="none" svg:stroke-color="#000000" draw:fill="none" draw:fill-color="#808080" draw:textarea-horizontal-align="left" draw:auto-grow-height="true" draw:auto-grow-width="true" fo:min-height="1.423cm" fo:min-width="3.2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5cm"/>
      <style:paragraph-properties style:writing-mode="lr-tb"/>
    </style:style>
    <style:style style:name="gr6" style:family="graphic" style:parent-style-name="standard">
      <style:graphic-properties svg:stroke-color="#000000" draw:fill="solid" draw:fill-color="#0e620a" draw:opacity="50%" draw:textarea-horizontal-align="justify" draw:textarea-vertical-align="middle" draw:auto-grow-height="false" fo:min-height="4.331cm" fo:min-width="4.619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245cm"/>
      <style:paragraph-properties style:writing-mode="lr-tb"/>
    </style:style>
    <style:style style:name="gr8" style:family="graphic" style:parent-style-name="standard">
      <style:graphic-properties svg:stroke-color="#000000" draw:fill="solid" draw:fill-color="#f94b05" draw:opacity="50%" draw:textarea-horizontal-align="justify" draw:textarea-vertical-align="middle" draw:auto-grow-height="false" fo:min-height="4.331cm" fo:min-width="4.619cm" draw:shadow-opacity="50%"/>
    </style:style>
    <style:style style:name="gr9" style:family="graphic" style:parent-style-name="standard">
      <style:graphic-properties svg:stroke-color="#000000" draw:fill="solid" draw:fill-color="#71a0f6" draw:gradient-step-count="0" draw:opacity="51%" draw:textarea-horizontal-align="justify" draw:textarea-vertical-align="middle" draw:auto-grow-height="false" fo:min-height="4.331cm" fo:min-width="4.619cm" draw:shadow-opacity="51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9cm"/>
      <style:paragraph-properties style:writing-mode="lr-tb"/>
    </style:style>
    <style:style style:name="P1" style:family="paragraph">
      <loext:graphic-properties draw:fill="solid" draw:fill-color="#808080" draw:gradient-step-count="0" draw:opacity="51%"/>
      <style:paragraph-properties fo:text-align="center"/>
    </style:style>
    <style:style style:name="P2" style:family="paragraph">
      <loext:graphic-properties draw:fill="solid" draw:fill-color="#808080" draw:opacity="50%"/>
      <style:paragraph-properties fo:text-align="center"/>
    </style:style>
    <style:style style:name="P3" style:family="paragraph">
      <style:paragraph-properties fo:text-align="center" style:writing-mode="lr-tb"/>
      <style:text-properties fo:font-size="18pt" fo:font-weight="bold" style:font-size-asian="18pt" style:font-size-complex="18pt"/>
    </style:style>
    <style:style style:name="P4" style:family="paragraph">
      <loext:graphic-properties draw:fill="none" draw:fill-color="#808080"/>
      <style:paragraph-properties fo:text-align="center" style:writing-mode="lr-tb"/>
      <style:text-properties fo:font-size="18pt" fo:font-weight="bold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7" style:family="paragraph">
      <loext:graphic-properties draw:fill="solid" draw:fill-color="#0e620a" draw:opacity="50%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size-complex="18pt"/>
    </style:style>
    <style:style style:name="P9" style:family="paragraph">
      <loext:graphic-properties draw:fill="solid" draw:fill-color="#f94b05" draw:opacity="50%"/>
      <style:paragraph-properties fo:text-align="center"/>
    </style:style>
    <style:style style:name="P10" style:family="paragraph">
      <loext:graphic-properties draw:fill="solid" draw:fill-color="#71a0f6" draw:gradient-step-count="0" draw:opacity="51%"/>
      <style:paragraph-properties fo:text-align="center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6.477cm" svg:x="3.637cm" svg:y="4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239cm" svg:height="6.477cm" svg:x="1.416cm" svg:y="1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745cm" svg:height="1.673cm" svg:x="2.905cm" svg:y="2.029cm">
          <draw:text-box>
            <text:p text:style-name="P3">Behavioral</text:p>
            <text:p text:style-name="P3">ecology </text:p>
          </draw:text-box>
        </draw:frame>
        <draw:custom-shape draw:style-name="gr2" draw:text-style-name="P2" draw:layer="layout" svg:width="7.239cm" svg:height="6.477cm" svg:x="6.266cm" svg:y="1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969cm" svg:height="1.673cm" svg:x="5.537cm" svg:y="7.831cm">
          <draw:text-box>
            <text:p text:style-name="P5"><text:span text:style-name="T1">Population </text:span></text:p>
            <text:p text:style-name="P5"><text:span text:style-name="T1">ecology </text:span></text:p>
          </draw:text-box>
        </draw:frame>
        <draw:frame draw:style-name="gr5" draw:text-style-name="P6" draw:layer="layout" svg:width="4.35cm" svg:height="1.673cm" svg:x="8.236cm" svg:y="1.989cm">
          <draw:text-box>
            <text:p text:style-name="P5"><text:span text:style-name="T1">Quantitative </text:span></text:p>
            <text:p text:style-name="P5"><text:span text:style-name="T1">genetics </text:span></text:p>
          </draw:text-box>
        </draw:frame>
      </draw:page>
      <draw:page draw:name="page2" draw:style-name="dp1" draw:master-page-name="Default">
        <draw:custom-shape draw:style-name="gr6" draw:text-style-name="P7" draw:layer="layout" svg:width="7.239cm" svg:height="6.477cm" svg:x="1.516cm" svg:y="4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3.745cm" svg:height="2.384cm" svg:x="2.586cm" svg:y="7.514cm">
          <draw:text-box>
            <text:p text:style-name="P5"><text:span text:style-name="T1">Empirical </text:span></text:p>
            <text:p text:style-name="P5"><text:span text:style-name="T1">studies</text:span></text:p>
            <text:p text:style-name="P5"><text:span text:style-name="T1"/></text:p>
          </draw:text-box>
        </draw:frame>
        <draw:custom-shape draw:style-name="gr8" draw:text-style-name="P9" draw:layer="layout" svg:width="7.239cm" svg:height="6.477cm" svg:x="6.396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7.239cm" svg:height="6.477cm" svg:x="3.737cm" svg:y="1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3.889cm" svg:height="1.673cm" svg:x="5.507cm" svg:y="2.151cm">
          <draw:text-box>
            <text:p text:style-name="P5"><text:span text:style-name="T1">Theoretical</text:span></text:p>
            <text:p text:style-name="P5"><text:span text:style-name="T1">models </text:span></text:p>
          </draw:text-box>
        </draw:frame>
        <draw:frame draw:style-name="gr4" draw:text-style-name="P8" draw:layer="layout" svg:width="3.969cm" svg:height="1.673cm" svg:x="9.091cm" svg:y="7.591cm">
          <draw:text-box>
            <text:p text:style-name="P5"><text:span text:style-name="T1">Statistical</text:span></text:p>
            <text:p text:style-name="P5"><text:span text:style-name="T1">method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0T09:08:39.751428573</meta:creation-date>
    <dc:date>2025-02-24T16:22:17.048567275</dc:date>
    <meta:editing-duration>PT16M4S</meta:editing-duration>
    <meta:editing-cycles>4</meta:editing-cycles>
    <meta:generator>LibreOffice/7.3.7.2$Linux_X86_64 LibreOffice_project/30$Build-2</meta:generator>
    <meta:document-statistic meta:object-count="12"/>
  </office:meta>
</office:document-meta>
</file>